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8437in" svg:y="0in" draw:caption-point-x="-0.2402in" draw:caption-point-y="0.0039in">
              <dc:date>2024-11-04T00:00:00</dc:date>
              <text:p text:style-name="P1"><text:span text:style-name="T1">create table</text:span></text:p>
              <text:p text:style-name="P1"><text:span text:style-name="T1">zone name</text:span></text:p>
              <text:p text:style-name="P1"><text:span text:style-name="T1">for gym f1 etc</text:span></text:p>
            </office:annotation>
            <text:p>zone_code</text:p>
          </table:table-cell>
          <table:table-cell office:value-type="string" calcext:value-type="string">
            <text:p>zone_name_code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zn-city-b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zn-city-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zn-city-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zn-city-a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zn-city-g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zn-city-e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zn-city-ol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zn-city-c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zn-city-ma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zn-city-t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er</text:p>
          </table:table-cell>
          <table:table-cell office:value-type="string" calcext:value-type="string">
            <text:p>zn-city-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saf</text:p>
          </table:table-cell>
          <table:table-cell office:value-type="string" calcext:value-type="string">
            <text:p>zn-city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lav</text:p>
          </table:table-cell>
          <table:table-cell office:value-type="string" calcext:value-type="string">
            <text:p>zn-city-l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ru</text:p>
          </table:table-cell>
          <table:table-cell office:value-type="string" calcext:value-type="string">
            <text:p>zn-city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l</text:p>
          </table:table-cell>
          <table:table-cell office:value-type="string" calcext:value-type="string">
            <text:p>zn-city-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fu</text:p>
          </table:table-cell>
          <table:table-cell office:value-type="string" calcext:value-type="string">
            <text:p>zn-city-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ew</text:p>
          </table:table-cell>
          <table:table-cell office:value-type="string" calcext:value-type="string">
            <text:p>zn-city-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ri</text:p>
          </table:table-cell>
          <table:table-cell office:value-type="string" calcext:value-type="string">
            <text:p>zn-city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zn-city-p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vi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aza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gold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ec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misc-harb-oliv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zn-misc-cl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-dojo</text:p>
          </table:table-cell>
          <table:table-cell office:value-type="string" calcext:value-type="string">
            <text:p>zn-misc-dojo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zn-rout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zn-rout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zn-rout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n-rout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zn-rout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zn-rout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zn-rout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zn-rout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zn-rout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n-rout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zn-rout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zn-rout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zn-rout-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zn-rout-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zn-rout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zn-rout-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zn-rout-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zn-rout-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zn-rout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zn-rout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zn-rout-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zn-rout-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zn-rout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zn-rout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zn-rout-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zn-rout-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zn-rout-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zn-rout-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zn-rout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zn-rout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n-rout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n-rout-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zn-rout-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zn-rout-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zn-rout-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zn-rout-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zn-rout-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zn-rout-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zn-rout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zn-rout-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n-rout-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zn-rout-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zn-rout-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zn-rout-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zn-rout-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zn-rout-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zn-rout-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zn-dngn-d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<text:span text:style-name="T2">zn-rout</text:span>-31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<text:span text:style-name="T2">zn-rout</text:span>-45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zn-dngn-sp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zn-dngn-al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zn-ins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zn-dngn-u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zn-dngn-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n-dngn-i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zn-dngn-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zn-dngn-gold-u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zn-b1f1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zn-b1f2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zn-dngn-p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zn-dngn-park-pr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zn-dngn-park-tu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zn-dngn-park-thu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zn-dngn-park-sat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zn-dngn-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zn-dngn-b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zn-dngn-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zn-dngn-trail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zn-7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zn-8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zn-9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zn-10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zn-dngn-l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zn-dngn-a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zn-dngn-b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zn-dngn-batt-acce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zn-dngn-wh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zn-bot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zn-dngn-e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zn-dngn-m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zn-1f2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zn-1f3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zn-dngn-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zn-b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zn-b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zn-dngn-l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zn-dngn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zn-dngn-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</text:p>
          </table:table-cell>
          <table:table-cell office:value-type="string" calcext:value-type="string">
            <text:p>zn-dngn-f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fall-room</text:p>
          </table:table-cell>
          <table:table-cell office:value-type="string" calcext:value-type="string">
            <text:p>zn-dngn-fall-room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rece-gate</text:p>
          </table:table-cell>
          <table:table-cell office:value-type="string" calcext:value-type="string">
            <text:p>zn-dngn-rece-g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</text:p>
          </table:table-cell>
          <table:table-cell office:value-type="string" calcext:value-type="string">
            <text:p>zn-dngn-r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indi</text:p>
          </table:table-cell>
          <table:table-cell office:value-type="string" calcext:value-type="string">
            <text:p>zn-dngn-in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indi-leag</text:p>
          </table:table-cell>
          <table:table-cell office:value-type="string" calcext:value-type="string">
            <text:p>zn-dngn-indi-leag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silv</text:p>
          </table:table-cell>
          <table:table-cell office:value-type="string" calcext:value-type="string">
            <text:p>zn-dngn-s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zn-f1t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zn-m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um</text:p>
          </table:table-cell>
          <table:table-cell office:value-type="string" calcext:value-type="string">
            <text:p>zn-sum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zn-dngn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zn-dngn-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</text:p>
          </table:table-cell>
          <table:table-cell office:value-type="string" calcext:value-type="string">
            <text:p>zn-dngn-mo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ceru</text:p>
          </table:table-cell>
          <table:table-cell office:value-type="string" calcext:value-type="string">
            <text:p>zn-dngn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rock</text:p>
          </table:table-cell>
          <table:table-cell office:value-type="string" calcext:value-type="string">
            <text:p>zn-dngn-r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zn-dngn-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</text:p>
          </table:table-cell>
          <table:table-cell office:value-type="string" calcext:value-type="string">
            <text:p>zn-dngn-s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zn-dngn-silp-lob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silp-rot</text:p>
          </table:table-cell>
          <table:table-cell office:value-type="string" calcext:value-type="string">
            <text:p>zn-dngn-silp-rot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foam</text:p>
          </table:table-cell>
          <table:table-cell office:value-type="string" calcext:value-type="string">
            <text:p>zn-dngn-fo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gym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zn-b4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zn-dngn-c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zn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zn-saf-gat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zn-saf-plai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zn-saf-mead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zn-saf-sava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zn-saf-pea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zn-saf-roc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zn-saf-we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zn-saf-for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zn-saf-swam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zn-saf-mars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zn-saf-was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zn-saf-moun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zn-saf-dese</text:p>
          </table:table-cell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5-02-07T18:48:16.710396407</dc:date>
    <meta:editing-duration>PT11H35M58S</meta:editing-duration>
    <meta:editing-cycles>73</meta:editing-cycles>
    <meta:generator>LibreOffice/7.3.7.2$Linux_X86_64 LibreOffice_project/30$Build-2</meta:generator>
    <meta:document-statistic meta:table-count="1" meta:cell-count="644" meta:object-count="0"/>
  </office:meta>
</office:document-meta>
</file>